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4cm" svg:height="1.5cm" svg:x="1.1cm" svg:y="3.6cm">
          <text:p text:style-name="P1">Contrexx Install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cm" svg:y1="5.1cm" svg:x2="4.3cm" svg:y2="7.4cm" draw:start-shape="id1" draw:start-glue-point="2" draw:end-shape="id2" draw:end-glue-point="0" svg:d="m4300 5100v2300">
          <text:p/>
        </draw:connector>
        <draw:custom-shape draw:style-name="gr1" draw:text-style-name="P1" xml:id="id2" draw:id="id2" draw:layer="layout" svg:width="6.4cm" svg:height="1.5cm" svg:x="1.1cm" svg:y="7.4cm">
          <text:p text:style-name="P1">Trial Lizenz (60 Tage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4cm" svg:height="1.5cm" svg:x="1.1cm" svg:y="16.3cm">
          <text:p text:style-name="P1">Free Lizenz</text:p>
          <text:p text:style-name="P1">(endlos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cm" svg:height="1.5cm" svg:x="9.7cm" svg:y="19.5cm">
          <text:p text:style-name="P1">Business oder</text:p>
          <text:p text:style-name="P1">Non-Profit Lizenz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4cm" svg:height="1.5cm" svg:x="1.1cm" svg:y="12.3cm">
          <text:p text:style-name="P1">Wird automatisch zur</text:p>
          <text:p text:style-name="P1">Free Lizenz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3cm" svg:y1="8.9cm" svg:x2="4.3cm" svg:y2="12.3cm" draw:start-shape="id2" draw:start-glue-point="2" draw:end-shape="id3" draw:end-glue-point="0" svg:d="m4300 8900v3400">
          <text:p text:style-name="P1">Nach 60 Tagen</text:p>
        </draw:connector>
        <draw:connector draw:style-name="gr2" draw:text-style-name="P1" draw:layer="layout" svg:x1="4.3cm" svg:y1="13.8cm" svg:x2="4.3cm" svg:y2="16.3cm" draw:start-shape="id3" draw:start-glue-point="2" draw:end-shape="id4" draw:end-glue-point="0" svg:d="m4300 13800v2500">
          <text:p/>
        </draw:connector>
        <draw:connector draw:style-name="gr3" draw:text-style-name="P1" draw:layer="layout" svg:x1="12.9cm" svg:y1="21cm" svg:x2="12.9cm" svg:y2="23.8cm" draw:start-shape="id5" draw:start-glue-point="2" draw:end-shape="id6" draw:end-glue-point="0" svg:d="m12900 21000v2800">
          <text:p text:style-name="P1">Nach Ablauf</text:p>
        </draw:connector>
        <draw:custom-shape draw:style-name="gr1" draw:text-style-name="P1" xml:id="id6" draw:id="id6" draw:layer="layout" svg:width="6.4cm" svg:height="1.5cm" svg:x="9.7cm" svg:y="23.8cm">
          <text:p text:style-name="P1">Backend gesper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17.05cm" svg:x2="12.9cm" svg:y2="19.5cm" draw:start-shape="id4" draw:start-glue-point="1" draw:end-shape="id5" draw:end-glue-point="0" svg:d="m7500 17050h5400v2450">
          <text:p/>
        </draw:connector>
        <draw:connector draw:style-name="gr2" draw:text-style-name="P1" draw:layer="layout" svg:x1="7.5cm" svg:y1="8.15cm" svg:x2="12.9cm" svg:y2="19.5cm" draw:start-shape="id2" draw:start-glue-point="1" draw:end-shape="id5" draw:end-glue-point="0" svg:d="m7500 8150h5400v11350">
          <text:p/>
        </draw:connector>
        <draw:frame draw:style-name="gr4" draw:layer="layout" svg:width="4.9cm" svg:height="2.15cm" svg:x="9.1cm" svg:y="16.2cm">
          <draw:text-box>
            <text:p text:style-name="P1">Upgrade</text:p>
          </draw:text-box>
        </draw:frame>
        <draw:connector draw:style-name="gr2" draw:text-style-name="P1" draw:layer="layout" svg:x1="9.7cm" svg:y1="20.25cm" svg:x2="4.3cm" svg:y2="17.8cm" draw:start-shape="id5" draw:start-glue-point="3" draw:end-shape="id4" draw:end-glue-point="2" svg:d="m9700 20250h-5400v-2450">
          <text:p/>
        </draw:connector>
        <draw:connector draw:style-name="gr2" draw:text-style-name="P1" draw:layer="layout" svg:x1="9.7cm" svg:y1="24.55cm" svg:x2="4.3cm" svg:y2="17.8cm" draw:start-shape="id6" draw:start-glue-point="3" draw:end-shape="id4" draw:end-glue-point="2" svg:d="m9700 24550h-5400v-6750">
          <text:p/>
        </draw:connector>
        <draw:frame draw:style-name="gr4" draw:layer="layout" svg:width="4.9cm" svg:height="2.384cm" svg:x="3.6cm" svg:y="19.4cm">
          <draw:text-box>
            <text:p text:style-name="P1">Downgrade</text:p>
            <text:p text:style-name="P1">(nur manuell möglich)</text:p>
          </draw:text-box>
        </draw:frame>
        <draw:connector draw:style-name="gr5" draw:text-style-name="P1" draw:layer="layout" draw:line-skew="0cm 10.601cm -0.899cm" svg:x1="12.9cm" svg:y1="25.3cm" svg:x2="12.9cm" svg:y2="19.5cm" draw:start-shape="id6" draw:start-glue-point="2" draw:end-shape="id5" draw:end-glue-point="0" svg:d="m12900 25300v501h6900v-7701h-6900v1400">
          <text:p/>
        </draw:connector>
        <draw:frame draw:style-name="gr6" draw:layer="layout" svg:width="2.6cm" svg:height="1.55cm" svg:x="17.4cm" svg:y="19.25cm">
          <draw:text-box>
            <text:p>Renew</text:p>
          </draw:text-box>
        </draw:frame>
        <draw:connector draw:style-name="gr2" draw:text-style-name="P1" draw:layer="layout" draw:line-skew="3.199cm -0.899cm" svg:x1="16.1cm" svg:y1="20.25cm" svg:x2="12.9cm" svg:y2="19.5cm" draw:start-shape="id5" draw:start-glue-point="1" draw:end-shape="id5" draw:end-glue-point="0" svg:d="m16100 20250h3700v-2150h-6900v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itter</meta:initial-creator>
    <meta:creation-date>2012-10-25T11:39:58</meta:creation-date>
    <meta:printed-by>Michael Ritter</meta:printed-by>
    <meta:print-date>2012-10-25T14:05:51</meta:print-date>
    <dc:date>2012-11-01T21:03:28</dc:date>
    <dc:creator>Michael Ritter</dc:creator>
    <meta:editing-duration>PT3M22S</meta:editing-duration>
    <meta:editing-cycles>3</meta:editing-cycles>
    <meta:generator>LibreOffice/3.6$Linux_X86_64 LibreOffice_project/360m1$Build-2</meta:generator>
    <meta:document-statistic meta:object-count="19"/>
  </office:meta>
</office:document-meta>
</file>